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2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2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4_al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4_alt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3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4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A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A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7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7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9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9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29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29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8_al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8_alt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38_alt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38_alt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B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B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6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6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6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6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C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C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E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E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E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E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I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I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I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I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I7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I7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2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2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28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28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3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3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3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IP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IP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SK_P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SK/</text:p>
          </table:table-cell>
          <table:table-cell office:value-type="string" calcext:value-type="string">
            <text:p>SK_P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0.2_road_sign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0.2_road_sign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1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2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2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0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0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0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3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3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1.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1.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3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3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2.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2.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7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7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7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8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8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8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3.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3.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1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1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1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1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1.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2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2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2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4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5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4.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4.8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1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19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2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23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2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23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2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24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24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24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5.7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5.7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6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6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6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6.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6.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6.8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7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7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7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8.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8.1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8.1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8.1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U_8.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RU/</text:p>
          </table:table-cell>
          <table:table-cell office:value-type="string" calcext:value-type="string">
            <text:p>RU_8.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0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0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1c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1c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1c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1c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1c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1c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5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5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5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7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7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9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9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9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9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29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29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2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2-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2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2-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2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2-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2-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2-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2-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2-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2-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2-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3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3-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3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3-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3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3-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3-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3-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3-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3-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3-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3-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1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2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2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3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8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8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8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8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4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4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5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6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6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6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6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6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6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6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6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6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6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6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7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7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7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7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7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7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7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7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3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3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3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3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3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3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3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4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4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1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1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1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1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1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1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1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1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8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8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0-9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0-9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5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5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4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6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6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8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8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1-9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1-9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7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7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0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0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0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0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0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0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1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1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1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2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2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8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8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2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2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3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7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7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T_II.9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T/</text:p>
          </table:table-cell>
          <table:table-cell office:value-type="string" calcext:value-type="string">
            <text:p>IT_II.9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0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0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01.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01.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05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05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06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06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07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07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07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07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0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0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1.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1.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1.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1.3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1.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1.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1.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1.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4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4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4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4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7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7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8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8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19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19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0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0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0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0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2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2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3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4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4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5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5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6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6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27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27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32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32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3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33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A99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A99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1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1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3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3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3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3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3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3.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3.3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3.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3.3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3.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3.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3.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3.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5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5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05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05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12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12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13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13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14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14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15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15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16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16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18.xx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18.xx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19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19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2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2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24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24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25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25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26.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26.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28.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28.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30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30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30.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30.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30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30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3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33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33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33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B33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B33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0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0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01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01.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01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01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01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01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09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09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09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09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12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12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1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13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14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14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C16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C16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2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2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3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3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3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5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5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7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7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7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7.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8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8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09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09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14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14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20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20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D24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D24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E0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E0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E01.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E01.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E01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E01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J0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J0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S_J42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S/</text:p>
          </table:table-cell>
          <table:table-cell office:value-type="string" calcext:value-type="string">
            <text:p>IS_J42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f_2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f_2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f_3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f_3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f_350_(old)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f_350_(old)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p_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p_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p_0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p_0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0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0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1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1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4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4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4_(hvs)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4_(hvs)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20l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20l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26_(english)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26_(english)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26_(gaeilge)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26_(gaeilge)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38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38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9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9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4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4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0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0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5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rus_06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rus_06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k_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k_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k_07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k_07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2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2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3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3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3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3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4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4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4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4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5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5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5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5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6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6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6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6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7l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7l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7r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7r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8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8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08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08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2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7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7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7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7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8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8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8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8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21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21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21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21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40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40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4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4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50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50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50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50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51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51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52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5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61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61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61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61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62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62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62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62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63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63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63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63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70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70l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70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70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7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7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8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8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08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08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20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20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24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24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41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41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43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43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4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5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6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6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w_1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w_1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IR_zone_plat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IR/</text:p>
          </table:table-cell>
          <table:table-cell office:value-type="string" calcext:value-type="string">
            <text:p>IR_zone_plat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3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4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5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5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5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A-0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A-0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B-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B-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B-0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B-0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B-0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B-0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B-0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B-0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B-0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B-0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B-0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B-0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33-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33-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3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3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4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4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4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4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4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C-04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C-04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D-0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D-0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4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4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4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E-0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E-04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F-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F-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G-2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G-2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G-3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G-3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G-4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G-4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H-0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H-0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H-0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H-0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H-0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H-0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HU_I-0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HU/</text:p>
          </table:table-cell>
          <table:table-cell office:value-type="string" calcext:value-type="string">
            <text:p>HU_I-0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borde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borde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1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1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28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28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6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6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K-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K-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4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4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5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5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5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-9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-9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PI-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PI-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32_-_50_kph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32_-_50_kph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4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4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52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52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6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6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GR_R-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GR/</text:p>
          </table:table-cell>
          <table:table-cell office:value-type="string" calcext:value-type="string">
            <text:p>GR_R-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com_s8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com_s860.sv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1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1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2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2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21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2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24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6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6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or6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rada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radar.sv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00 - Copi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00 - Copi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0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00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30.sv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30_B - Copi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30_B - Copi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2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3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300.sv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3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5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6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700 - Copi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700 - Copi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7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AT_s70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concret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dirt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noves_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noves_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noves_3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noves_3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panel_dir_derech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panel_dir_derech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panel_dir_derecha_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panel_dir_derecha_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panel_dir_derecha_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panel_dir_derecha_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panel_dir_izquierd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panel_dir_izquierd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panel_dir_izquierda_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panel_dir_izquierda_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panel_dir_izquierda_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panel_dir_izquierda_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com_traffic_sign_dir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com_traffic_sign_dir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motorway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motorway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0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3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4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5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5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6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6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6b_0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6b_0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7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7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1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4_r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4_r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9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9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9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dir_derech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dir_derech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dir_lef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dir_left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dir_left_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dir_left_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dir_left_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dir_left_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dir_righ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dir_right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dir_right_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dir_right_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dir_right_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dir_right_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ligh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light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light_1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light_1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anel_righ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anel_right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primary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primary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1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0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2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1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1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1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1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1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1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1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1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1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1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8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8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1-9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1-9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8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8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8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8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8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3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0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0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0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1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1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1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1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1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3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3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7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7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4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5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oad_beacon_big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oad_beacon_big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oad_beacon_big_green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oad_beacon_big_green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oad_beacon_littl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oad_beacon_littl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oad_beacon_little_green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oad_beacon_little_green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oad_beacon_little_green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oad_beacon_little_green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Ruta_europe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Ruta_europe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1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4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5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5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5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5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2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3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3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35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42 - Copi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42 - Copi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4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42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42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42c - Copi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42c - Copi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42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42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3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6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6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7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4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37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0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0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0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0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0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2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3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4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57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0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0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1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1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2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2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4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64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 - copia (2)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 - copia (2)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1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1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8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8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09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09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b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b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b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7f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7f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8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9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9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9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e57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e57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secondary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secondary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tertiary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tertiary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tp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tp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traffic_sign_di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ES_trunk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ES_trunk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location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location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location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location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location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location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panel_dir_derech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ES/</text:p>
          </table:table-cell>
          <table:table-cell office:value-type="string" calcext:value-type="string">
            <text:p>panel_dir_derecha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2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2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2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1.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1.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0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5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5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5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5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5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1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0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0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0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0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0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1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4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4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2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3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3.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3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3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5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59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6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60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6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6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6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6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6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63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2.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2.6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2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3.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3.2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7 (2)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7 (2)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0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1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1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1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1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1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1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2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2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2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2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2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3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46,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46,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4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4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5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50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50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50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50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50.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5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5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5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5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6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6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63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63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63.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6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6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6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7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71.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7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7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7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71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7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7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4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6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7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8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8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89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9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90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9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9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9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92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9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93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4.9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4.95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:forward"="</text:p>
          </table:table-cell>
          <table:table-cell office:value-type="string" calcext:value-type="string">
            <text:p>CH_5.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3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/</text:p>
          </table:table-cell>
          <table:table-cell/>
          <table:table-cell office:value-type="string" calcext:value-type="string">
            <text:p>CH/</text:p>
          </table:table-cell>
          <table:table-cell office:value-type="string" calcext:value-type="string">
            <text:p>CH_5.01.png</text:p>
          </table:table-cell>
          <table:table-cell office:value-type="string" calcext:value-type="string">
            <text:p>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4:04:43.4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7:32:28.399000000</meta:creation-date>
    <meta:editing-duration>PT9H30M4S</meta:editing-duration>
    <meta:editing-cycles>3</meta:editing-cycles>
    <meta:generator>LibreOffice/5.2.0.4$Windows_x86 LibreOffice_project/066b007f5ebcc236395c7d282ba488bca6720265</meta:generator>
    <dc:date>2016-08-23T15:40:35.759000000</dc:date>
    <meta:document-statistic meta:table-count="1" meta:cell-count="22080" meta:object-count="0"/>
  </office:meta>
</office:document-meta>
</file>